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6.83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VAT_Codes.A1048576">
          <table:error-message table:message-type="stop" table:display="true"/>
        </table:content-validation>
        <table:content-validation table:name="val2" table:condition="of:cell-content-is-in-list(&quot;No&quot;;&quot;Yes&quot;)" table:allow-empty-cell="true" table:display-list="unsorted" table:base-cell-address="VAT_Codes.D1048576">
          <table:error-message table:message-type="stop" table:display="true"/>
        </table:content-validation>
        <table:content-validation table:name="val3" table:condition="of:cell-content-is-in-list(&quot;Delete&quot;;&quot;Update&quot;;&quot;Create&quot;)" table:allow-empty-cell="true" table:display-list="unsorted" table:base-cell-address="VAT_Code_Translations.A1048576">
          <table:error-message table:message-type="stop" table:display="true"/>
        </table:content-validation>
        <table:content-validation table:name="val4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Code_Translations.B1048576">
          <table:error-message table:message-type="stop" table:display="true"/>
        </table:content-validation>
        <table:content-validation table:name="val5" table:condition="of:cell-content-is-in-list(&quot;Delete&quot;;&quot;Update&quot;;&quot;Create&quot;)" table:allow-empty-cell="true" table:display-list="unsorted" table:base-cell-address="VAT_Rates.A1048576">
          <table:error-message table:message-type="stop" table:display="true"/>
        </table:content-validation>
        <table:content-validation table:name="val6" table:condition="of:cell-content-is-in-list(&quot;Delete&quot;;&quot;Update&quot;;&quot;Create&quot;)" table:allow-empty-cell="true" table:display-list="unsorted" table:base-cell-address="VAT_Regions.A1048576">
          <table:error-message table:message-type="stop" table:display="true"/>
        </table:content-validation>
        <table:content-validation table:name="val7" table:condition="of:cell-content-is-in-list(&quot;No&quot;;&quot;Yes&quot;)" table:allow-empty-cell="true" table:display-list="unsorted" table:base-cell-address="VAT_Regions.E1048576">
          <table:error-message table:message-type="stop" table:display="true"/>
        </table:content-validation>
        <table:content-validation table:name="val8" table:condition="of:cell-content-is-in-list(&quot;Custom&quot;;&quot;Exempt&quot;;&quot;Simple&quot;)" table:allow-empty-cell="true" table:display-list="unsorted" table:base-cell-address="VAT_Regions.G1048576">
          <table:error-message table:message-type="stop" table:display="true"/>
        </table:content-validation>
        <table:content-validation table:name="val9" table:condition="of:cell-content-is-in-list(&quot;Delete&quot;;&quot;Update&quot;;&quot;Create&quot;)" table:allow-empty-cell="true" table:display-list="unsorted" table:base-cell-address="VAT_Region_Translations.A1048576">
          <table:error-message table:message-type="stop" table:display="true"/>
        </table:content-validation>
        <table:content-validation table:name="val10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VAT_Region_Translations.B1048576">
          <table:error-message table:message-type="stop" table:display="true"/>
        </table:content-validation>
      </table:content-validations>
      <table:table table:name="VAT_Cod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cl. In NIC</text:p>
          </table:table-cell>
        </table:table-row>
        <table:table-row table:style-name="ro1">
          <table:table-cell table:content-validation-name="val1" office:value-type="string">
            <text:p>Delete</text:p>
          </table:table-cell>
          <table:table-cell office:value-type="string">
            <text:p>TC001</text:p>
          </table:table-cell>
          <table:table-cell/>
          <table:table-cell table:content-validation-name="val2" office:value-type="string">
            <text:p>No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  <table:table-cell table:content-validation-name="val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</table:table-row>
      </table:table>
      <table:table table:name="VAT_Code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3"/>
          <table:table-cell table:content-validation-name="val4"/>
          <table:table-cell table:number-columns-repeated="2"/>
        </table:table-row>
        <table:table-row table:style-name="ro1">
          <table:table-cell table:content-validation-name="val3"/>
          <table:table-cell table:content-validation-name="val4"/>
          <table:table-cell table:number-columns-repeated="2"/>
        </table:table-row>
      </table:table>
      <table:table table:name="VAT_Rates" table:style-name="ta1" table:print="false">
        <table:table-column table:style-name="co5" table:number-columns-repeated="5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Code</text:p>
          </table:table-cell>
          <table:table-cell table:style-name="ce1" office:value-type="string">
            <text:p>Active Date</text:p>
          </table:table-cell>
          <table:table-cell table:style-name="ce1" office:value-type="string">
            <text:p>New Active Date</text:p>
          </table:table-cell>
          <table:table-cell table:style-name="ce1" office:value-type="string">
            <text:p>Rate (%)</text:p>
          </table:table-cell>
        </table:table-row>
        <table:table-row table:style-name="ro1">
          <table:table-cell table:content-validation-name="val5" office:value-type="string">
            <text:p>Delete</text:p>
          </table:table-cell>
          <table:table-cell office:value-type="string">
            <text:p>TC001</text:p>
          </table:table-cell>
          <table:table-cell table:number-columns-repeated="2" table:style-name="ce2" office:value-type="string">
            <text:p>02-NOV-20</text:p>
          </table:table-cell>
          <table:table-cell office:value-type="string">
            <text:p>18</text:p>
          </table:table-cell>
        </table:table-row>
        <table:table-row table:style-name="ro1" table:number-rows-repeated="9999">
          <table:table-cell table:content-validation-name="val5"/>
          <table:table-cell table:number-columns-repeated="4"/>
        </table:table-row>
        <table:table-row table:style-name="ro1">
          <table:table-cell table:content-validation-name="val5"/>
          <table:table-cell table:number-columns-repeated="4"/>
        </table:table-row>
      </table:table>
      <table:table table:name="VAT_Regions" table:style-name="ta1" table:print="false">
        <table:table-column table:style-name="co5" table:number-columns-repeated="7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  <table:table-cell table:style-name="ce1" office:value-type="string">
            <text:p>VAT Region Type</text:p>
          </table:table-cell>
          <table:table-cell table:style-name="ce1" office:value-type="string">
            <text:p>Acquisition VAT</text:p>
          </table:table-cell>
          <table:table-cell table:style-name="ce1" office:value-type="string">
            <text:p>Reverse VAT Threshold</text:p>
          </table:table-cell>
          <table:table-cell table:style-name="ce1" office:value-type="string">
            <text:p>VAT Calc Type</text:p>
          </table:table-cell>
        </table:table-row>
        <table:table-row table:style-name="ro1" table:number-rows-repeated="10000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  <table:table-row table:style-name="ro1">
          <table:table-cell table:content-validation-name="val6"/>
          <table:table-cell table:number-columns-repeated="3"/>
          <table:table-cell table:content-validation-name="val7"/>
          <table:table-cell/>
          <table:table-cell table:content-validation-name="val8"/>
        </table:table-row>
      </table:table>
      <table:table table:name="VAT_Region_Translations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VAT Region</text:p>
          </table:table-cell>
          <table:table-cell table:style-name="ce1" office:value-type="string">
            <text:p>VAT Region Description</text:p>
          </table:table-cell>
        </table:table-row>
        <table:table-row table:style-name="ro1" table:number-rows-repeated="10000">
          <table:table-cell table:content-validation-name="val9"/>
          <table:table-cell table:content-validation-name="val10"/>
          <table:table-cell table:number-columns-repeated="2"/>
        </table:table-row>
        <table:table-row table:style-name="ro1">
          <table:table-cell table:content-validation-name="val9"/>
          <table:table-cell table:content-validation-name="val10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4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8M29S</meta:editing-duration>
    <meta:editing-cycles>12</meta:editing-cycles>
    <meta:initial-creator>user user</meta:initial-creator>
    <dc:date>2020-11-03T14:23:51.25</dc:date>
    <dc:creator>Sachin Patel</dc:creator>
    <meta:document-statistic meta:table-count="5" meta:cell-count="32" meta:object-count="0"/>
  </office:meta>
</office:document-meta>
</file>